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visible" draw:shadow-offset-x="0.3cm" draw:shadow-offset-y="0.3cm" draw:shadow-color="#cdcdcd" draw:shadow-opacity="100%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none" draw:fill="none" draw:textarea-vertical-align="middle" fo:min-height="1.8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draw:fill="none" draw:textarea-vertical-align="middle" fo:min-height="1.578cm" fo:min-width="2.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vertical-align="middle" fo:min-height="1.58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2.369cm" fo:min-width="2.54cm" fo:padding-top="0cm" fo:padding-bottom="0cm" fo:padding-left="0cm" fo:padding-right="0cm"/>
    </style:style>
    <style:style style:name="gr8" style:family="graphic" style:parent-style-name="standard">
      <style:graphic-properties draw:stroke="solid" draw:stroke-dash="Ultrafine_20_Dashed" svg:stroke-width="0.144cm" svg:stroke-color="#000000" svg:stroke-opacity="100%" draw:stroke-linejoin="round" svg:stroke-linecap="round" draw:fill="none" fo:padding-top="0.197cm" fo:padding-bottom="0.197cm" fo:padding-left="0.322cm" fo:padding-right="0.322cm" draw:shadow="hidden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32cm" fo:min-width="1.913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32cm" fo:min-width="1.912cm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textarea-vertical-align="middle" fo:min-height="1.999cm" fo:min-width="2.54cm" fo:padding-top="0cm" fo:padding-bottom="0cm" fo:padding-left="0cm" fo:padding-right="0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33cm" fo:min-width="1.91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33cm" fo:min-width="1.912cm" fo:padding-top="0.142cm" fo:padding-bottom="0.142cm" fo:padding-left="0.267cm" fo:padding-right="0.267cm"/>
    </style:style>
    <style:style style:name="P1" style:family="paragraph">
      <loext:graphic-properties draw:fill="solid" draw:fill-color="#ffffff"/>
      <style:text-properties fo:font-size="12pt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font-size="12pt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/>
    </style:style>
    <style:style style:name="P5" style:family="paragraph">
      <style:paragraph-properties fo:text-align="center"/>
      <style:text-properties style:font-name="arial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loext:graphic-properties draw:fill="none"/>
      <style:paragraph-properties fo:text-align="center"/>
      <style:text-properties style:font-name="arial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solid" draw:fill-color="#ffffff"/>
      <style:text-properties fo:font-size="14pt" style:font-size-asian="18pt" style:font-size-complex="18pt"/>
    </style:style>
    <style:style style:name="P8" style:family="paragraph">
      <loext:graphic-properties draw:fill="none"/>
      <style:text-properties fo:font-size="14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20%" fo:text-align="center" fo:text-indent="0cm"/>
      <style:text-properties fo:font-size="14pt" style:font-size-asian="18pt" style:font-size-complex="18pt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4pt" style:font-size-asian="18pt" style:font-size-complex="18pt"/>
    </style:style>
    <style:style style:name="T1" style:family="text">
      <style:text-properties style:font-name="arial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g>
            <draw:polygon draw:style-name="gr1" draw:text-style-name="P1" draw:layer="layout" svg:width="3.6cm" svg:height="1.8cm" svg:x="2cm" svg:y="1.9cm" svg:viewBox="0 0 3601 1801" draw:points="0,1801 0,0 3601,0 3601,1801">
              <text:p/>
            </draw:polygon>
            <draw:path draw:style-name="gr2" draw:text-style-name="P2" draw:layer="layout" svg:width="3.6cm" svg:height="1.8cm" svg:x="2cm" svg:y="1.9cm" svg:viewBox="0 0 3601 1801" svg:d="M0 1801v-1801h3601v1801zM63 1737v-1674h3474v1674z">
              <text:p/>
            </draw:path>
          </draw:g>
          <draw:frame draw:style-name="gr3" draw:text-style-name="P4" draw:layer="layout" svg:width="3.6cm" svg:height="1.8cm" svg:x="2cm" svg:y="1.9cm">
            <draw:text-box>
              <text:p text:style-name="P3">Ablaufplan Menü GPS Uhr</text:p>
              <text:p text:style-name="P3">Teil 3</text:p>
            </draw:text-box>
          </draw:frame>
        </draw:g>
        <draw:g>
          <draw:g>
            <draw:polygon draw:style-name="gr4" draw:text-style-name="P1" draw:layer="layout" svg:width="3.459cm" svg:height="1.579cm" svg:x="17.516cm" svg:y="14.318cm" svg:viewBox="0 0 3460 1580" draw:points="0,1580 0,0 3460,0 3460,1580">
              <text:p/>
            </draw:polygon>
            <draw:polygon draw:style-name="gr2" draw:text-style-name="P2" draw:layer="layout" svg:width="3.459cm" svg:height="1.579cm" svg:x="17.516cm" svg:y="14.318cm" svg:viewBox="0 0 3460 1580" draw:points="0,1580 0,0 3460,0 3460,1580">
              <text:p/>
            </draw:polygon>
          </draw:g>
          <draw:frame draw:style-name="gr5" draw:text-style-name="P4" draw:layer="layout" svg:width="3.459cm" svg:height="1.578cm" svg:x="17.516cm" svg:y="14.319cm">
            <draw:text-box>
              <text:p text:style-name="P3">Zeit</text:p>
              <text:p text:style-name="P3"/>
            </draw:text-box>
          </draw:frame>
        </draw:g>
        <draw:g>
          <draw:g>
            <draw:polygon draw:style-name="gr4" draw:text-style-name="P1" draw:layer="layout" svg:width="3.459cm" svg:height="1.579cm" svg:x="21.84cm" svg:y="14.318cm" svg:viewBox="0 0 3460 1580" draw:points="0,1580 0,0 3460,0 3460,1580">
              <text:p/>
            </draw:polygon>
            <draw:polygon draw:style-name="gr2" draw:text-style-name="P2" draw:layer="layout" svg:width="3.459cm" svg:height="1.579cm" svg:x="21.84cm" svg:y="14.318cm" svg:viewBox="0 0 3460 1580" draw:points="0,1580 0,0 3460,0 3460,1580">
              <text:p/>
            </draw:polygon>
          </draw:g>
          <draw:frame draw:style-name="gr5" draw:text-style-name="P4" draw:layer="layout" svg:width="3.459cm" svg:height="1.578cm" svg:x="21.84cm" svg:y="14.319cm">
            <draw:text-box>
              <text:p text:style-name="P3">AN / AUS</text:p>
              <text:p text:style-name="P3"/>
            </draw:text-box>
          </draw:frame>
        </draw:g>
        <draw:g>
          <draw:g>
            <draw:polygon draw:style-name="gr4" draw:text-style-name="P1" draw:layer="layout" svg:width="3.459cm" svg:height="1.579cm" svg:x="13.193cm" svg:y="14.318cm" svg:viewBox="0 0 3460 1580" draw:points="0,1580 0,0 3460,0 3460,1580">
              <text:p/>
            </draw:polygon>
            <draw:polygon draw:style-name="gr2" draw:text-style-name="P2" draw:layer="layout" svg:width="3.459cm" svg:height="1.579cm" svg:x="13.193cm" svg:y="14.318cm" svg:viewBox="0 0 3460 1580" draw:points="0,1580 0,0 3460,0 3460,1580">
              <text:p/>
            </draw:polygon>
          </draw:g>
          <draw:frame draw:style-name="gr5" draw:text-style-name="P4" draw:layer="layout" svg:width="3.458cm" svg:height="1.578cm" svg:x="13.193cm" svg:y="14.319cm">
            <draw:text-box>
              <text:p text:style-name="P3">Wiederholen</text:p>
              <text:p text:style-name="P3"/>
            </draw:text-box>
          </draw:frame>
        </draw:g>
        <draw:g>
          <draw:g>
            <draw:polygon draw:style-name="gr4" draw:text-style-name="P1" draw:layer="layout" svg:width="3.459cm" svg:height="1.579cm" svg:x="13.194cm" svg:y="8.137cm" svg:viewBox="0 0 3460 1580" draw:points="0,1580 0,0 3460,0 3460,1580">
              <text:p/>
            </draw:polygon>
            <draw:polygon draw:style-name="gr2" draw:text-style-name="P2" draw:layer="layout" svg:width="3.459cm" svg:height="1.579cm" svg:x="13.194cm" svg:y="8.137cm" svg:viewBox="0 0 3460 1580" draw:points="0,1580 0,0 3460,0 3460,1580">
              <text:p/>
            </draw:polygon>
          </draw:g>
          <draw:frame draw:style-name="gr6" draw:text-style-name="P4" draw:layer="layout" svg:width="3.459cm" svg:height="1.58cm" svg:x="13.194cm" svg:y="8.136cm">
            <draw:text-box>
              <text:p text:style-name="P3">Wecker A</text:p>
              <text:p text:style-name="P3"/>
            </draw:text-box>
          </draw:frame>
        </draw:g>
        <draw:g>
          <draw:g>
            <draw:polygon draw:style-name="gr1" draw:text-style-name="P1" draw:layer="layout" svg:width="5.189cm" svg:height="2.369cm" svg:x="12.329cm" svg:y="3.4cm" svg:viewBox="0 0 5190 2370" draw:points="0,2370 0,0 5190,0 5190,2370">
              <text:p/>
            </draw:polygon>
            <draw:path draw:style-name="gr2" draw:text-style-name="P2" draw:layer="layout" svg:width="5.189cm" svg:height="2.369cm" svg:x="12.329cm" svg:y="3.4cm" svg:viewBox="0 0 5190 2370" svg:d="M0 2370v-2370h5190v2370zM91 2287v-2204h5006v2204z">
              <text:p/>
            </draw:path>
          </draw:g>
          <draw:frame draw:style-name="gr7" draw:text-style-name="P4" draw:layer="layout" svg:width="5.188cm" svg:height="2.369cm" svg:x="12.329cm" svg:y="3.4cm">
            <draw:text-box>
              <text:p text:style-name="P3">Wecker</text:p>
              <text:p text:style-name="P3"/>
            </draw:text-box>
          </draw:frame>
        </draw:g>
        <draw:line draw:style-name="gr8" draw:text-style-name="P2" draw:layer="layout" svg:x1="14.924cm" svg:y1="8.135cm" svg:x2="14.924cm" svg:y2="5.768cm">
          <text:p/>
        </draw:line>
        <draw:custom-shape draw:style-name="gr9" draw:text-style-name="P6" draw:layer="layout" svg:width="3.459cm" svg:height="1.578cm" svg:x="17.514cm" svg:y="16.819cm">
          <text:p text:style-name="P5"><text:span text:style-name="T1">Zeitauswah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6" draw:layer="layout" svg:width="3.458cm" svg:height="1.578cm" svg:x="21.839cm" svg:y="16.819cm">
          <text:p text:style-name="P5"><text:span text:style-name="T1">AN/AUS </text:span><text:span text:style-name="T1">Auswah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6" draw:layer="layout" svg:width="3.459cm" svg:height="1.578cm" svg:x="13.191cm" svg:y="16.819cm">
          <text:p text:style-name="P5"><text:span text:style-name="T1">Tage </text:span><text:span text:style-name="T1">Auswah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g>
            <draw:polygon draw:style-name="gr4" draw:text-style-name="P1" draw:layer="layout" svg:width="3.459cm" svg:height="1.579cm" svg:x="8.725cm" svg:y="14.318cm" svg:viewBox="0 0 3460 1580" draw:points="0,1580 0,0 3460,0 3460,1580">
              <text:p/>
            </draw:polygon>
            <draw:polygon draw:style-name="gr2" draw:text-style-name="P2" draw:layer="layout" svg:width="3.459cm" svg:height="1.579cm" svg:x="8.725cm" svg:y="14.318cm" svg:viewBox="0 0 3460 1580" draw:points="0,1580 0,0 3460,0 3460,1580">
              <text:p/>
            </draw:polygon>
          </draw:g>
          <draw:frame draw:style-name="gr5" draw:text-style-name="P4" draw:layer="layout" svg:width="3.459cm" svg:height="1.578cm" svg:x="8.725cm" svg:y="14.319cm">
            <draw:text-box>
              <text:p text:style-name="P3">Weckerton</text:p>
              <text:p text:style-name="P3"/>
            </draw:text-box>
          </draw:frame>
        </draw:g>
        <draw:g>
          <draw:g>
            <draw:polygon draw:style-name="gr4" draw:text-style-name="P1" draw:layer="layout" svg:width="3.459cm" svg:height="1.579cm" svg:x="4.4cm" svg:y="14.318cm" svg:viewBox="0 0 3460 1580" draw:points="0,1580 0,0 3460,0 3460,1580">
              <text:p/>
            </draw:polygon>
            <draw:polygon draw:style-name="gr2" draw:text-style-name="P2" draw:layer="layout" svg:width="3.459cm" svg:height="1.579cm" svg:x="4.4cm" svg:y="14.318cm" svg:viewBox="0 0 3460 1580" draw:points="0,1580 0,0 3460,0 3460,1580">
              <text:p/>
            </draw:polygon>
          </draw:g>
          <draw:frame draw:style-name="gr11" draw:text-style-name="P4" draw:layer="layout" svg:width="3.459cm" svg:height="2.179cm" svg:x="4.4cm" svg:y="14.019cm">
            <draw:text-box>
              <text:p text:style-name="P3"/>
              <text:p text:style-name="P3">Weckerton-</text:p>
              <text:p text:style-name="P3">Lautstärke</text:p>
              <text:p text:style-name="P3"/>
            </draw:text-box>
          </draw:frame>
        </draw:g>
        <draw:custom-shape draw:style-name="gr12" draw:text-style-name="P6" draw:layer="layout" svg:width="3.459cm" svg:height="1.579cm" svg:x="8.725cm" svg:y="16.82cm">
          <text:p text:style-name="P5"><text:span text:style-name="T1">Weckerto</text:span><text:span text:style-name="T1">n</text:span></text:p>
          <text:p text:style-name="P5"><text:span text:style-name="T1">Auswah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6" draw:layer="layout" svg:width="3.458cm" svg:height="1.579cm" svg:x="4.403cm" svg:y="16.821cm">
          <text:p text:style-name="P5"><text:span text:style-name="T1">Lautstärk</text:span><text:span text:style-name="T1">e-</text:span></text:p>
          <text:p text:style-name="P5"><text:span text:style-name="T1">anpassun</text:span><text:span text:style-name="T1">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g>
            <draw:polygon draw:style-name="gr4" draw:text-style-name="P7" draw:layer="layout" svg:width="3.459cm" svg:height="1.579cm" svg:x="8.438cm" svg:y="8.137cm" svg:viewBox="0 0 3460 1580" draw:points="0,1580 0,0 3460,0 3460,1580">
              <text:p/>
            </draw:polygon>
            <draw:polygon draw:style-name="gr2" draw:text-style-name="P8" draw:layer="layout" svg:width="3.459cm" svg:height="1.579cm" svg:x="8.438cm" svg:y="8.137cm" svg:viewBox="0 0 3460 1580" draw:points="0,1580 0,0 3460,0 3460,1580">
              <text:p/>
            </draw:polygon>
          </draw:g>
          <draw:frame draw:style-name="gr6" draw:text-style-name="P10" draw:layer="layout" svg:width="3.459cm" svg:height="1.58cm" svg:x="8.438cm" svg:y="8.136cm">
            <draw:text-box>
              <text:p text:style-name="P9">+</text:p>
              <text:p text:style-name="P9"/>
            </draw:text-box>
          </draw:frame>
        </draw:g>
        <draw:custom-shape draw:style-name="gr12" draw:text-style-name="P6" draw:layer="layout" svg:width="3.459cm" svg:height="1.579cm" svg:x="8.441cm" svg:y="10.506cm">
          <text:p text:style-name="P5"><text:span text:style-name="T1">Erstellun</text:span><text:span text:style-name="T1">g</text:span></text:p>
          <text:p text:style-name="P5"><text:span text:style-name="T1">Wecker </text:span><text:span text:style-name="T1">B/C/..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2" draw:layer="layout" svg:x1="14.924cm" svg:y1="14.19cm" svg:x2="14.924cm" svg:y2="9.849cm">
          <text:p/>
        </draw:line>
        <draw:line draw:style-name="gr8" draw:text-style-name="P2" draw:layer="layout" svg:x1="10.168cm" svg:y1="10.374cm" svg:x2="10.168cm" svg:y2="9.85cm">
          <text:p/>
        </draw:line>
        <draw:line draw:style-name="gr8" draw:text-style-name="P2" draw:layer="layout" svg:x1="5.985cm" svg:y1="13.266cm" svg:x2="23.567cm" svg:y2="13.266cm">
          <text:p/>
        </draw:line>
        <draw:line draw:style-name="gr8" draw:text-style-name="P2" draw:layer="layout" svg:x1="10.453cm" svg:y1="14.188cm" svg:x2="10.453cm" svg:y2="13.397cm">
          <text:p/>
        </draw:line>
        <draw:line draw:style-name="gr8" draw:text-style-name="P2" draw:layer="layout" svg:x1="5.985cm" svg:y1="14.19cm" svg:x2="5.985cm" svg:y2="13.399cm">
          <text:p/>
        </draw:line>
        <draw:line draw:style-name="gr8" draw:text-style-name="P2" draw:layer="layout" svg:x1="19.244cm" svg:y1="14.191cm" svg:x2="19.244cm" svg:y2="13.4cm">
          <text:p/>
        </draw:line>
        <draw:line draw:style-name="gr8" draw:text-style-name="P2" draw:layer="layout" svg:x1="23.568cm" svg:y1="14.192cm" svg:x2="23.568cm" svg:y2="13.401cm">
          <text:p/>
        </draw:line>
        <draw:line draw:style-name="gr8" draw:text-style-name="P2" draw:layer="layout" svg:x1="23.568cm" svg:y1="16.694cm" svg:x2="23.568cm" svg:y2="15.903cm">
          <text:p/>
        </draw:line>
        <draw:line draw:style-name="gr8" draw:text-style-name="P2" draw:layer="layout" svg:x1="19.244cm" svg:y1="16.692cm" svg:x2="19.244cm" svg:y2="15.901cm">
          <text:p/>
        </draw:line>
        <draw:line draw:style-name="gr8" draw:text-style-name="P2" draw:layer="layout" svg:x1="14.921cm" svg:y1="16.694cm" svg:x2="14.921cm" svg:y2="15.903cm">
          <text:p/>
        </draw:line>
        <draw:line draw:style-name="gr8" draw:text-style-name="P2" draw:layer="layout" svg:x1="10.453cm" svg:y1="16.695cm" svg:x2="10.453cm" svg:y2="15.904cm">
          <text:p/>
        </draw:line>
        <draw:line draw:style-name="gr8" draw:text-style-name="P2" draw:layer="layout" svg:x1="5.985cm" svg:y1="16.696cm" svg:x2="5.985cm" svg:y2="15.905cm">
          <text:p/>
        </draw:line>
        <draw:line draw:style-name="gr8" draw:text-style-name="P2" draw:layer="layout" svg:x1="12.041cm" svg:y1="8.926cm" svg:x2="13.05cm" svg:y2="8.9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5f_0" draw:display-name="Dash_0" draw:style="round" draw:dots1="1" draw:dots1-length="600%" draw:dots2="1" draw:dots2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30T15:06:42.848671841</dc:date>
    <meta:creation-date>2018-04-09T20:25:47Z</meta:creation-date>
    <meta:initial-creator>Neid Julian</meta:initial-creator>
    <meta:generator>LibreOffice/5.1.6.2$Linux_X86_64 LibreOffice_project/10m0$Build-2</meta:generator>
    <meta:editing-duration>PT4M22S</meta:editing-duration>
    <meta:editing-cycles>1</meta:editing-cycles>
    <meta:document-statistic meta:object-count="65"/>
    <meta:template xlink:type="simple" xlink:actuate="onRequest" xlink:title="ORGCH_M.VST" xlink:href=""/>
  </office:meta>
</office:document-meta>
</file>